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ahoma" svg:font-family="Tahom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200%" fo:text-align="center" style:justify-single-word="false"/>
      <style:text-properties style:font-name="Tahoma" fo:font-size="8pt" fo:language="es" fo:country="ES" fo:font-weight="bold"/>
    </style:style>
    <style:style style:name="P2" style:family="paragraph" style:parent-style-name="Text_20_body">
      <style:paragraph-properties fo:text-align="justify" style:justify-single-word="false"/>
      <style:text-properties style:font-name="Tahoma" fo:font-size="8pt" fo:language="es" fo:country="ES" fo:font-weight="bold"/>
    </style:style>
    <style:style style:name="P3" style:family="paragraph" style:parent-style-name="Text_20_body">
      <style:paragraph-properties fo:text-align="justify" style:justify-single-word="false"/>
      <style:text-properties style:font-name="Tahoma" fo:font-size="8pt" fo:language="es" fo:country="ES"/>
    </style:style>
    <style:style style:name="P4" style:family="paragraph" style:parent-style-name="Text_20_body">
      <style:paragraph-properties fo:text-align="justify" style:justify-single-word="false"/>
      <style:text-properties style:font-name="Tahoma" fo:font-size="8pt" fo:language="es" fo:country="MX" fo:font-weight="bold"/>
    </style:style>
    <style:style style:name="P5" style:family="paragraph" style:parent-style-name="Text_20_body">
      <style:paragraph-properties fo:text-align="justify" style:justify-single-word="false"/>
      <style:text-properties style:font-name="Tahoma" fo:font-size="8pt" fo:language="es" fo:country="MX" fo:font-weight="normal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style:font-name="Tahoma" fo:font-size="8pt" fo:language="es" fo:country="MX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line-height="200%" fo:text-align="end" style:justify-single-word="false"/>
    </style:style>
    <style:style style:name="P9" style:family="paragraph" style:parent-style-name="Text_20_body">
      <style:paragraph-properties fo:line-height="130%" fo:text-align="justify" style:justify-single-word="false"/>
      <style:text-properties style:font-name="Tahoma1" fo:font-size="8pt" fo:language="es" fo:country="ES" style:font-size-asian="8pt" style:font-size-complex="8pt"/>
    </style:style>
    <style:style style:name="T1" style:family="text">
      <style:text-properties style:font-name="Tahoma" fo:font-size="8pt" fo:language="es" fo:country="MX"/>
    </style:style>
    <style:style style:name="T2" style:family="text">
      <style:text-properties style:font-name="Tahoma" fo:font-size="8pt" fo:language="es" fo:country="MX"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999999" style:font-name="Tahoma1" fo:font-size="8pt" fo:language="en" fo:country="US" fo:font-weight="bold" style:font-size-asian="8pt" style:font-size-complex="8pt"/>
    </style:style>
    <style:style style:name="T5" style:family="text">
      <style:text-properties style:font-name="Tahoma1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Tahoma1" fo:font-size="8pt" fo:language="es" fo:country="ES" fo:font-weight="bold" style:font-size-asian="8pt" style:font-weight-asian="bold" style:font-size-complex="8pt" style:font-weight-complex="bold"/>
    </style:style>
    <style:style style:name="T7" style:family="text">
      <style:text-properties style:font-name="Tahoma1" fo:language="es" fo:country="ES" style:font-size-asian="8pt" style:font-weight-asian="bold" style:font-size-complex="8pt" style:font-weight-complex="bold"/>
    </style:style>
    <style:style style:name="T8" style:family="text">
      <style:text-properties style:use-window-font-color="true" style:text-line-through-style="none" fo:font-weight="normal" style:font-size-asian="12pt" style:font-weight-asian="normal" style:font-size-complex="12pt" style:font-weight-complex="normal"/>
    </style:style>
    <style:style style:name="T9" style:family="text">
      <style:text-properties style:use-window-font-color="true" style:text-line-through-style="none" fo:font-style="normal" style:text-underline-style="none" fo:font-weight="bold" fo:background-color="transparent" style:font-size-asian="12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8"><text:span text:style-name="Fuente_20_de_20_párrafo_20_predeter."><text:span text:style-name="T4"/></text:span></text:p>
      <text:p text:style-name="P1"/>
      <text:p text:style-name="P1">DISOLUCION DEL VÍNCULO MATRIMONIAL</text:p>
      <text:p text:style-name="P1">SOLICITADO POR</text:p>
      <text:p text:style-name="P1">[onshow.participante]</text:p>
      <text:p text:style-name="P1"/>
      <text:p text:style-name="P7"><text:span text:style-name="T2">INTRODUCCIÓN:</text:span> <text:span text:style-name="T1">EN LA CIUDAD DE LIMA, CAPITAL DE LA REPUBLICA DEL PERU, A LOS </text:span><text:span text:style-name="Fuente_20_de_20_párrafo_20_predeter."><text:span text:style-name="T6">[onshow.fec_letras]</text:span></text:span><text:span text:style-name="T1">, </text:span><text:span text:style-name="Fuente_20_de_20_párrafo_20_predeter."><text:span text:style-name="T6">[onshow.nom_notario]</text:span></text:span><text:span text:style-name="T2">, ABOGADA-NOTARIA DE LIMA</text:span><text:span text:style-name="T1">, CON OFICIO NOTARIAL EN </text:span><text:span text:style-name="Fuente_20_de_20_párrafo_20_predeter."><text:span text:style-name="T5">[onshow.direc_notario], </text:span></text:span><text:span text:style-name="T1">DISTRITO DE </text:span><text:span text:style-name="Fuente_20_de_20_párrafo_20_predeter."><text:span text:style-name="T5">[onshow.distrito_notario]</text:span></text:span><text:span text:style-name="T1">, EXTIENDO EL PRESENTE INSTRUMENTO PUBLICO NOTARIAL EN MI REGISTRO DE ASUNTOS NO CONTENCIOSOS EN EL QUE COMPARECE: </text:span></text:p>
      <text:p text:style-name="P6">[a;block=begin;comm=text:p]</text:p>
      <text:p text:style-name="P6">[a.nom_contratante]</text:p>
      <text:p text:style-name="P6">[a;block=end;comm=text:p]</text:p>
      <text:p text:style-name="P5">DOY FE DE LA CAPACIDAD, LIBERTAD Y CONOCIMIENTO CON QUE SE OBLIGA QUIEN COMPARECE, ASI COMO DE HABERLE IDENTIFICADO, INTELIGENTE EN EL IDIOMA CASTELLANO Y ME ENTREGA UNA MINUTA FIRMADA Y AUTORIZADA POR ABOGADO PARA QUE ELEVE SU CONTENIDO A ESCRITURA PUBLICA, LA MISMA QUE ARCHIVO EN MI LEGAJO RESPECTIVO CON EL NUMERO DE ORDEN CORRESPONDIENTE Y CUYO TENOR LITERAL ES EL SIGUIENTE:</text:p>
      <text:p text:style-name="P4">CUERPO: </text:p>
      <text:p text:style-name="P4">SOLICITUD DE DISOLUCIÓN DEL VÍNCULO MATRIMONIAL </text:p>
      <text:p text:style-name="P4"><text:span text:style-name="Fuente_20_de_20_párrafo_20_predeter."><text:span text:style-name="T7">[onshow.nom_notario]</text:span></text:span></text:p>
      <text:p text:style-name="P3">SÍRVASE USTED DAR CURSO A LA PRESENTE SOLICITUD DE DISOLUCIÓN DEL VÍNCULO MATRIMONIAL QUE, AL AMPARO DE LA LEY 29227 Y SU REGLAMENTO EL DECRETO SUPREMO 009-2008-JUS QUE REGULAN EL PROCEDIMIENTO NO CONTENCIOSO SOBRE LA MATERIA FORMULO ANTE USTED; </text:p>
      <text:p text:style-name="P3">[b;block=begin;comm=text:p]</text:p>
      <text:p text:style-name="P3">[b.nom_contratante]</text:p>
      <text:p text:style-name="P3">[b;block=end;comm=text:p]</text:p>
      <text:p text:style-name="P3">QUE, HABIENDO TRANSCURRIDO EL PLAZO ESTABLECIDO EN EL ARTÍCULO 7 DE LA LEY 29227, A PARTIR DE LA FECHA DEL ACTA DE AUDIENCIA Y DECLARACIÓN DE SEPARACIÓN CONVENCIONAL DEL 05 DE OCTUBRE DEL 2010, LE SOLICITO SE SIRVA ESTABLECER LA DISOLUCIÓN DEFINITIVA DEL VÍNCULO MATRIMONIAL QUE ME UNE A [onshow.nom_conyuge], IDENTIFICADO CON DNI [onshow.numdocconyuge] Y CON DOMICILIO DECLARADO PARA ESTE PROCESO EN [onshow.direcconyuge]; DISTRITO DE MIRAFLORES, PROVINCIA Y DEPARTAMENTO DE LIMA.</text:p>
      <text:p text:style-name="P3"><text:span text:style-name="T8">EN LIMA, A LOS </text:span><text:span text:style-name="T9">[onshow.fec_letras]</text:span></text:p>
      <text:p text:style-name="P3">[d;block=begin;comm=text:p]</text:p>
      <text:p text:style-name="P3">[d.nom_contratante]</text:p>
      <text:p text:style-name="P3">[d;block=end;comm=text:p]</text:p>
      <text:p text:style-name="P2">INSERTO UNO: ACTA DE AUDIENCIA Y DECLARACIÓN DE SEPARACIÓN CONVENCIONAL. </text:p>
      <text:p text:style-name="P3">SOFIA INES ODE PEREYRA, ABOGADA – NOTARIA DE LIMA CERTIFICO QUE HE TENIDO A LA VISTA EL ACTA DE AUDIENCIA Y DECLARACIÓN DE SEPARACIÓN CONVENCIONAL DE FECHA <text:span text:style-name="T3">&lt;INGRESE FECHA&gt;</text:span>, CUYO TENOR LITERAL, ES COMO SIGUE: </text:p>
      <text:p text:style-name="P3"/>
      <text:p text:style-name="P9">[onshow.contents2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ahoma" svg:font-family="Tahom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a aa</meta:initial-creator>
    <meta:creation-date>2014-04-06T12:03:12.74</meta:creation-date>
    <dc:date>2014-04-06T13:35:23.07</dc:date>
    <dc:creator>aa aa</dc:creator>
    <meta:editing-duration>PT1H17M1S</meta:editing-duration>
    <meta:editing-cycles>15</meta:editing-cycles>
    <meta:generator>OpenOffice.org/3.3$Win32 OpenOffice.org_project/330m20$Build-9567</meta:generator>
    <meta:document-statistic meta:table-count="0" meta:image-count="0" meta:object-count="0" meta:page-count="1" meta:paragraph-count="23" meta:word-count="292" meta:character-count="2141"/>
  </office:meta>
</office:document-meta>
</file>